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魔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太古の昔より魔族が地上の覇権を握っており、
人間界かそれ以上の栄華を極めているという
この地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郊外へ進むにつれてその色はあせ、
殺伐とした荒野が広が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この荒野には、好戦的な魔族たちでさえ
忌み嫌い、畏怖する存在が住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。</text:p>
          </table:table-cell>
          <table:table-cell table:style-name="ce0"/>
          <table:table-cell table:style-name="ce0"/>
          <table:table-cell table:style-name="ce0" office:value-type="string">
            <text:p>..............</text:p>
          </table:table-cell>
          <table:table-cell table:number-columns-repeated="1020"/>
        </table:table-row>
        <table:table-row>
          <table:table-cell table:style-name="ce0" office:value-type="string">
            <text:p>\C[6]“死神”と呼ばれる彼らは、複数の肉体を1つの
人格が支配するという、極めて稀な生態を持つ
魔族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戦闘能力は他の追随を許さず、彼らを
傭兵として雇うことは、魔界最大の禁忌とも
され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この・・・・・・洞窟・・・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の手には、お世辞にも綺麗とは呼べない
文字で【晩餐会招待状】と書かれた、薄汚れた
1通の手紙が握られ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差出人の名前さえ明かされていない、誰でも
当然のように警戒するであろうこの招待状に
よって、彼女はこの洞窟に呼び出されたの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ごは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ともと他人を疑うことを知らず、こと食べ物に
関して異常な執着を見せる彼女をおびき寄せる
には、この策略は至極有効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9+02:00</meta:creation-date>
    <dc:date>2020-04-22T20:47:5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